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0.368cm" fo:min-width="0.475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577cm"/>
    </style:style>
    <style:style style:name="gr4" style:family="graphic" style:parent-style-name="standard">
      <style:graphic-properties svg:stroke-width="0.159cm" svg:stroke-color="#a1467e" draw:marker-start-width="0.438cm" draw:marker-end-width="0.438cm" draw:fill="none" draw:textarea-horizontal-align="justify" draw:textarea-vertical-align="middle" draw:auto-grow-height="false" fo:min-height="12.238cm" fo:min-width="10.852cm" fo:padding-top="0.204cm" fo:padding-bottom="0.204cm" fo:padding-left="0.329cm" fo:padding-right="0.329cm"/>
    </style:style>
    <style:style style:name="gr5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1.638cm" fo:min-width="3.24cm" fo:padding-top="0.151cm" fo:padding-bottom="0.151cm" fo:padding-left="0.276cm" fo:padding-right="0.276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22cm" fo:min-width="0.422cm" fo:padding-top="0.142cm" fo:padding-bottom="0.142cm" fo:padding-left="0.267cm" fo:padding-right="0.267cm"/>
    </style:style>
    <style:style style:name="gr7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0.842cm" fo:min-width="1.145cm" fo:padding-top="0.151cm" fo:padding-bottom="0.151cm" fo:padding-left="0.276cm" fo:padding-right="0.276cm"/>
    </style:style>
    <style:style style:name="gr8" style:family="graphic" style:parent-style-name="standard">
      <style:graphic-properties svg:stroke-width="0.035cm" svg:stroke-color="#b2b2b2" draw:marker-start-width="0.252cm" draw:marker-end-width="0.252cm" draw:fill="none" draw:textarea-horizontal-align="justify" draw:textarea-vertical-align="middle" draw:auto-grow-height="false" fo:min-height="2.074cm" fo:min-width="4.396cm" fo:padding-top="0.142cm" fo:padding-bottom="0.142cm" fo:padding-left="0.267cm" fo:padding-right="0.267cm" fo:wrap-option="no-wrap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775cm"/>
    </style:style>
    <style:style style:name="P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8pt"/>
    </style:style>
    <style:style style:name="P7" style:family="paragraph">
      <loext:graphic-properties draw:fill="none"/>
      <style:paragraph-properties fo:text-align="center"/>
      <style:text-properties fo:font-size="8pt"/>
    </style:style>
    <style:style style:name="P8" style:family="paragraph">
      <style:paragraph-properties fo:text-align="start"/>
      <style:text-properties fo:font-size="10pt"/>
    </style:style>
    <style:style style:name="P9" style:family="paragraph">
      <loext:graphic-properties draw:fill="none"/>
      <style:paragraph-properties fo:text-align="start"/>
      <style:text-properties fo:font-size="10pt"/>
    </style:style>
    <style:style style:name="P10" style:family="paragraph">
      <style:paragraph-properties fo:text-align="center"/>
      <style:text-properties fo:font-size="16pt"/>
    </style:style>
    <style:style style:name="P11" style:family="paragraph">
      <loext:graphic-properties draw:fill="none" draw:fill-color="#ffffff"/>
      <style:paragraph-properties fo:text-align="center"/>
      <style:text-properties fo:font-size="1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.099cm" svg:height="0.742cm" svg:x="3.792cm" svg:y="17.061cm">
              <text:p text:style-name="P5"><text:span text:style-name="T1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2" draw:text-style-name="P2" draw:layer="layout" svg:x1="3.68cm" svg:y1="18.773cm" svg:x2="5.003cm" svg:y2="18.773cm">
              <text:p/>
            </draw:line>
            <draw:frame draw:style-name="gr3" draw:text-style-name="P4" draw:layer="layout" svg:width="3.076cm" svg:height="0.827cm" svg:x="5.401cm" svg:y="17.019cm">
              <draw:text-box>
                <text:p text:style-name="P3"><text:span text:style-name="T1">Git repository</text:span></text:p>
              </draw:text-box>
            </draw:frame>
            <draw:frame draw:style-name="gr3" draw:text-style-name="P4" draw:layer="layout" svg:width="11.301cm" svg:height="0.827cm" svg:x="5.401cm" svg:y="18.36cm">
              <draw:text-box>
                <text:p text:style-name="P3"><text:span text:style-name="T1">Kustomize resource dependency via git URL</text:span></text:p>
              </draw:text-box>
            </draw:frame>
          </draw:g>
          <draw:g>
            <draw:custom-shape draw:style-name="gr4" draw:text-style-name="P2" draw:layer="layout" svg:width="11.51cm" svg:height="12.646cm" svg:x="7.192cm" svg:y="1.86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4.002cm" svg:height="2.15cm" svg:x="8.449cm" svg:y="4.444cm">
              <text:p text:style-name="P5"><text:span text:style-name="T1">Component 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7" xml:id="id1" draw:id="id1" draw:layer="layout" svg:width="0.956cm" svg:height="0.506cm" svg:x="11.177cm" svg:y="4.495cm">
              <text:p text:style-name="P6">conf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4.002cm" svg:height="2.15cm" svg:x="8.449cm" svg:y="7.695cm">
              <text:p text:style-name="P5"><text:span text:style-name="T1">Component B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7" xml:id="id3" draw:id="id3" draw:layer="layout" svg:width="0.956cm" svg:height="0.506cm" svg:x="11.177cm" svg:y="7.746cm">
              <text:p text:style-name="P6">conf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4.002cm" svg:height="2.15cm" svg:x="8.449cm" svg:y="10.846cm">
              <text:p text:style-name="P5"><text:span text:style-name="T1">Component 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7" xml:id="id4" draw:id="id4" draw:layer="layout" svg:width="0.956cm" svg:height="0.506cm" svg:x="11.177cm" svg:y="10.897cm">
              <text:p text:style-name="P6">conf</text:p>
              <draw:enhanced-geometry svg:viewBox="0 0 21600 21600" draw:type="rectangle" draw:enhanced-path="M 0 0 L 21600 0 21600 21600 0 21600 0 0 Z N"/>
            </draw:custom-shape>
            <draw:custom-shape draw:style-name="gr7" draw:text-style-name="P1" xml:id="id2" draw:id="id2" draw:layer="layout" svg:width="1.819cm" svg:height="1.266cm" svg:x="16.249cm" svg:y="2.641cm">
              <text:p text:style-name="P5"><text:span text:style-name="T1">Common</text:span></text:p>
              <text:p text:style-name="P5"><text:span text:style-name="T1">conf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9" draw:layer="layout" svg:width="4.93cm" svg:height="2.358cm" svg:x="21.091cm" svg:y="4.296cm">
              <text:p text:style-name="P8">Stack configuration:</text:p>
              <text:p text:style-name="P8">- external service URL</text:p>
              <text:p text:style-name="P8">- DB login/password</text:p>
              <text:p text:style-name="P8">- ...</text:p>
              <draw:enhanced-geometry svg:viewBox="0 0 21600 21600" draw:mirror-horizontal="false" draw:type="line-callout-2" draw:modifiers="-12497.4244575137 -4193.64137346333 -4192.09085378219 4889.52946163629 -1095.11255323464 5072.65790589233" draw:enhanced-path="M 0 0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  <draw:custom-shape draw:style-name="gr8" draw:text-style-name="P9" draw:layer="layout" svg:width="4.93cm" svg:height="2.358cm" svg:x="21.091cm" svg:y="13.068cm">
              <text:p text:style-name="P8">Component configuration:</text:p>
              <text:p text:style-name="P8">- Debug level</text:p>
              <text:p text:style-name="P8">- DB login/password</text:p>
              <text:p text:style-name="P8">- ...</text:p>
              <draw:enhanced-geometry svg:viewBox="0 0 21600 21600" draw:mirror-horizontal="false" draw:type="line-callout-2" draw:modifiers="-38959.7241938755 -14467.1470962272 -4192.09085378219 4889.52946163629 -1095.11255323464 5072.65790589233" draw:enhanced-path="M 0 0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  <draw:frame draw:style-name="gr9" draw:text-style-name="P11" draw:layer="layout" svg:width="4.796cm" svg:height="1.025cm" svg:x="7.187cm" svg:y="1.814cm">
              <draw:text-box>
                <text:p text:style-name="P10"><text:span text:style-name="T2">Application stack</text:span></text:p>
              </draw:text-box>
            </draw:frame>
            <draw:connector draw:style-name="gr2" draw:text-style-name="P2" draw:layer="layout" svg:x1="12.133cm" svg:y1="4.748cm" svg:x2="16.249cm" svg:y2="3.274cm" draw:start-shape="id1" draw:start-glue-point="1" draw:end-shape="id2" draw:end-glue-point="3" svg:d="M12133 4748h2053v-1474h2063" svg:viewBox="0 0 4117 1475">
              <text:p/>
            </draw:connector>
            <draw:connector draw:style-name="gr2" draw:text-style-name="P2" draw:layer="layout" svg:x1="12.133cm" svg:y1="7.999cm" svg:x2="16.249cm" svg:y2="3.274cm" draw:start-shape="id3" draw:start-glue-point="1" draw:end-shape="id2" draw:end-glue-point="3" svg:d="M12133 7999h2053v-4725h2063" svg:viewBox="0 0 4117 4726">
              <text:p/>
            </draw:connector>
            <draw:connector draw:style-name="gr2" draw:text-style-name="P2" draw:layer="layout" svg:x1="12.133cm" svg:y1="11.15cm" svg:x2="16.249cm" svg:y2="3.274cm" draw:start-shape="id4" draw:start-glue-point="1" draw:end-shape="id2" draw:end-glue-point="3" svg:d="M12133 11150h2053v-7876h2063" svg:viewBox="0 0 4117 7877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4T16:18:07.534868529</meta:creation-date>
    <dc:date>2020-01-24T17:01:59.872213885</dc:date>
    <meta:editing-duration>PT12M49S</meta:editing-duration>
    <meta:editing-cycles>4</meta:editing-cycles>
    <meta:generator>LibreOffice/6.1.5.2$MacOSX_X86_64 LibreOffice_project/90f8dcf33c87b3705e78202e3df5142b201bd805</meta:generator>
    <meta:document-statistic meta:object-count="21"/>
  </office:meta>
</office:document-meta>
</file>